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0IterativeTest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ve C</text:p>
          </table:table-cell>
          <table:table-cell office:value-type="string" calcext:value-type="string">
            <text:p>Recursive C</text:p>
          </table:table-cell>
          <table:table-cell office:value-type="string" calcext:value-type="string">
            <text:p>Dynamic Programming C</text:p>
          </table:table-cell>
          <table:table-cell office:value-type="string" calcext:value-type="string">
            <text:p>Iterative P</text:p>
          </table:table-cell>
          <table:table-cell office:value-type="string" calcext:value-type="string">
            <text:p>Recursive P</text:p>
          </table:table-cell>
          <table:table-cell office:value-type="string" calcext:value-type="string">
            <text:p>Dynamic Programming P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0.06411" calcext:value-type="float">
            <text:p>0.064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4653" calcext:value-type="float">
            <text:p>0.465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80000000" calcext:value-type="float">
            <text:p>180000000</text:p>
          </table:table-cell>
          <table:table-cell office:value-type="float" office:value="0.1648" calcext:value-type="float">
            <text:p>0.164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91787" calcext:value-type="float">
            <text:p>0.9178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70000000" calcext:value-type="float">
            <text:p>270000000</text:p>
          </table:table-cell>
          <table:table-cell office:value-type="float" office:value="0.21527" calcext:value-type="float">
            <text:p>0.215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1969" calcext:value-type="float">
            <text:p>1.5196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60000000" calcext:value-type="float">
            <text:p>360000000</text:p>
          </table:table-cell>
          <table:table-cell office:value-type="float" office:value="0.2651" calcext:value-type="float">
            <text:p>0.265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6902" calcext:value-type="float">
            <text:p>1.5690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50000000" calcext:value-type="float">
            <text:p>450000000</text:p>
          </table:table-cell>
          <table:table-cell office:value-type="float" office:value="0.31486" calcext:value-type="float">
            <text:p>0.3148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86831" calcext:value-type="float">
            <text:p>1.8683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40000000" calcext:value-type="float">
            <text:p>540000000</text:p>
          </table:table-cell>
          <table:table-cell office:value-type="float" office:value="0.41524" calcext:value-type="float">
            <text:p>0.4152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92273" calcext:value-type="float">
            <text:p>2.9227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30000000" calcext:value-type="float">
            <text:p>630000000</text:p>
          </table:table-cell>
          <table:table-cell office:value-type="float" office:value="0.46532" calcext:value-type="float">
            <text:p>0.465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47091" calcext:value-type="float">
            <text:p>2.4709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20000000" calcext:value-type="float">
            <text:p>720000000</text:p>
          </table:table-cell>
          <table:table-cell office:value-type="float" office:value="0.56561" calcext:value-type="float">
            <text:p>0.5656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82301" calcext:value-type="float">
            <text:p>2.8230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10000000" calcext:value-type="float">
            <text:p>810000000</text:p>
          </table:table-cell>
          <table:table-cell office:value-type="float" office:value="0.56541" calcext:value-type="float">
            <text:p>0.5654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6781" calcext:value-type="float">
            <text:p>4.678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00000000" calcext:value-type="float">
            <text:p>900000000</text:p>
          </table:table-cell>
          <table:table-cell office:value-type="float" office:value="0.66636" calcext:value-type="float">
            <text:p>0.6663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57725" calcext:value-type="float">
            <text:p>4.5772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90000000" calcext:value-type="float">
            <text:p>990000000</text:p>
          </table:table-cell>
          <table:table-cell office:value-type="float" office:value="0.7165" calcext:value-type="float">
            <text:p>0.716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83125" calcext:value-type="float">
            <text:p>4.8312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080000000" calcext:value-type="float">
            <text:p>1080000000</text:p>
          </table:table-cell>
          <table:table-cell office:value-type="float" office:value="0.76638" calcext:value-type="float">
            <text:p>0.7663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7461" calcext:value-type="float">
            <text:p>4.2746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170000000" calcext:value-type="float">
            <text:p>1170000000</text:p>
          </table:table-cell>
          <table:table-cell office:value-type="float" office:value="0.8168" calcext:value-type="float">
            <text:p>0.816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23111" calcext:value-type="float">
            <text:p>5.231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260000000" calcext:value-type="float">
            <text:p>1260000000</text:p>
          </table:table-cell>
          <table:table-cell office:value-type="float" office:value="0.91701" calcext:value-type="float">
            <text:p>0.9170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18238" calcext:value-type="float">
            <text:p>5.1823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50000000" calcext:value-type="float">
            <text:p>1350000000</text:p>
          </table:table-cell>
          <table:table-cell office:value-type="float" office:value="1.01802" calcext:value-type="float">
            <text:p>1.018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63147" calcext:value-type="float">
            <text:p>5.6314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440000000" calcext:value-type="float">
            <text:p>1440000000</text:p>
          </table:table-cell>
          <table:table-cell office:value-type="float" office:value="1.01748" calcext:value-type="float">
            <text:p>1.0174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03429" calcext:value-type="float">
            <text:p>6.0342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530000000" calcext:value-type="float">
            <text:p>1530000000</text:p>
          </table:table-cell>
          <table:table-cell office:value-type="float" office:value="1.16807" calcext:value-type="float">
            <text:p>1.1680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43154" calcext:value-type="float">
            <text:p>6.4315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20000000" calcext:value-type="float">
            <text:p>1620000000</text:p>
          </table:table-cell>
          <table:table-cell office:value-type="float" office:value="1.21842" calcext:value-type="float">
            <text:p>1.218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88978" calcext:value-type="float">
            <text:p>7.8897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10000000" calcext:value-type="float">
            <text:p>1710000000</text:p>
          </table:table-cell>
          <table:table-cell office:value-type="float" office:value="1.21798" calcext:value-type="float">
            <text:p>1.2179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28711" calcext:value-type="float">
            <text:p>7.287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800000000" calcext:value-type="float">
            <text:p>1800000000</text:p>
          </table:table-cell>
          <table:table-cell office:value-type="float" office:value="1.36855" calcext:value-type="float">
            <text:p>1.3685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99026" calcext:value-type="float">
            <text:p>8.9902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890000000" calcext:value-type="float">
            <text:p>1890000000</text:p>
          </table:table-cell>
          <table:table-cell office:value-type="float" office:value="1.36883" calcext:value-type="float">
            <text:p>1.3688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78776" calcext:value-type="float">
            <text:p>7.7877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980000000" calcext:value-type="float">
            <text:p>1980000000</text:p>
          </table:table-cell>
          <table:table-cell office:value-type="float" office:value="1.46639" calcext:value-type="float">
            <text:p>1.4663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9902" calcext:value-type="float">
            <text:p>8.990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070000000" calcext:value-type="float">
            <text:p>2070000000</text:p>
          </table:table-cell>
          <table:table-cell office:value-type="float" office:value="1.51927" calcext:value-type="float">
            <text:p>1.519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39257" calcext:value-type="float">
            <text:p>9.39257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15:11:51.112225740</dc:date>
    <meta:editing-duration>PT22S</meta:editing-duration>
    <meta:editing-cycles>1</meta:editing-cycles>
    <meta:document-statistic meta:table-count="1" meta:cell-count="168" meta:object-count="0"/>
    <meta:generator>LibreOffice/7.5.3.2$Linux_X86_64 LibreOffice_project/50$Build-2</meta:generator>
  </office:meta>
</office:document-meta>
</file>